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ot@DIOT-PC1:~/Downloads$ ssh -i iot1.pem ubuntu@16.170.237.58</text:p>
      <text:p text:style-name="Standard">Welcome to Ubuntu 24.04.1 LTS (GNU/Linux 6.8.0-1016-aws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pro</text:p>
      <text:p text:style-name="Standard"/>
      <text:p text:style-name="Standard"><text:s/>System information as of Thu Nov 21 02:28:32 UTC 2024</text:p>
      <text:p text:style-name="Standard"/>
      <text:p text:style-name="Standard"><text:s text:c="2"/>System load: <text:s/>0.0 <text:s text:c="14"/>Temperature: <text:s text:c="10"/>-273.1 C</text:p>
      <text:p text:style-name="Standard"><text:s text:c="2"/>Usage of /: <text:s text:c="2"/>31.8% of 6.71GB <text:s text:c="2"/>Processes: <text:s text:c="12"/>109</text:p>
      <text:p text:style-name="Standard"><text:s text:c="2"/>Memory usage: 28% <text:s text:c="14"/>Users logged in: <text:s text:c="6"/>0</text:p>
      <text:p text:style-name="Standard"><text:s text:c="2"/>Swap usage: <text:s text:c="2"/>0% <text:s text:c="15"/>IPv4 address for ens5: 172.31.24.120</text:p>
      <text:p text:style-name="Standard"/>
      <text:p text:style-name="Standard"><text:s/>* Ubuntu Pro delivers the most comprehensive open source security and</text:p>
      <text:p text:style-name="Standard"><text:s text:c="3"/>compliance features.</text:p>
      <text:p text:style-name="Standard"/>
      <text:p text:style-name="Standard"><text:s text:c="3"/>https://ubuntu.com/aws/pro</text:p>
      <text:p text:style-name="Standard"/>
      <text:p text:style-name="Standard">Expanded Security Maintenance for Applications is not enabled.</text:p>
      <text:p text:style-name="Standard"/>
      <text:p text:style-name="Standard">36 updates can be applied immediately.</text:p>
      <text:p text:style-name="Standard">To see these additional updates run: apt list --upgradable</text:p>
      <text:p text:style-name="Standard"/>
      <text:p text:style-name="Standard">Enable ESM Apps to receive additional future security updates.</text:p>
      <text:p text:style-name="Standard">See https://ubuntu.com/esm or run: sudo pro status</text:p>
      <text:p text:style-name="Standard"/>
      <text:p text:style-name="Standard"/>
      <text:p text:style-name="Standard">*** System restart required ***</text:p>
      <text:p text:style-name="Standard">Last login: Tue Nov 19 12:42:51 2024 from 13.48.4.203</text:p>
      <text:p text:style-name="Standard">ubuntu@ip-172-31-24-120:~$ cd /etc/mosquitto/</text:p>
      <text:p text:style-name="Standard">ubuntu@ip-172-31-24-120:/etc/mosquitto$ cat mosquitto.conf </text:p>
      <text:p text:style-name="Standard"># Place your local configuration in /etc/mosquitto/conf.d/</text:p>
      <text:p text:style-name="Standard">#</text:p>
      <text:p text:style-name="Standard"># A full description of the configuration file is at</text:p>
      <text:p text:style-name="Standard"># /usr/share/doc/mosquitto/examples/mosquitto.conf.example</text:p>
      <text:p text:style-name="Standard"/>
      <text:p text:style-name="Standard">#pid_file /run/mosquitto/mosquitto.pid</text:p>
      <text:p text:style-name="Standard"/>
      <text:p text:style-name="Standard">persistence true</text:p>
      <text:p text:style-name="Standard">persistence_location /var/lib/mosquitto/</text:p>
      <text:p text:style-name="Standard"/>
      <text:p text:style-name="Standard">log_dest file /var/log/mosquitto/mosquitto.log</text:p>
      <text:p text:style-name="Standard"/>
      <text:p text:style-name="Standard">include_dir /etc/mosquitto/conf.d</text:p>
      <text:p text:style-name="Standard">ubuntu@ip-172-31-24-120:/etc/mosquitto$ nano aalowall.conf</text:p>
      <text:p text:style-name="Standard">ubuntu@ip-172-31-24-120:/etc/mosquitto$ nano allowall.conf</text:p>
      <text:p text:style-name="Standard">ubuntu@ip-172-31-24-120:/etc/mosquitto$ sudo nano allowall.conf</text:p>
      <text:p text:style-name="Standard">ubuntu@ip-172-31-24-120:/etc/mosquitto$ sudo service mosquitto restart</text:p>
      <text:p text:style-name="Standard">ubuntu@ip-172-31-24-120:/etc/mosquitto$ sudo netstat -natlp | grep mosquitto</text:p>
      <text:p text:style-name="Standard">tcp <text:s text:c="7"/>0 <text:s text:c="5"/>0 127.0.0.1:1883 <text:s text:c="9"/>0.0.0.0:* <text:s text:c="14"/>LISTEN <text:s text:c="5"/>26650/mosquitto <text:s text:c="4"/></text:p>
      <text:p text:style-name="Standard">tcp6 <text:s text:c="6"/>0 <text:s text:c="5"/>0 ::1:1883 <text:s text:c="15"/>:::* <text:s text:c="19"/>LISTEN <text:s text:c="5"/>26650/mosquitto <text:s text:c="4"/></text:p>
      <text:p text:style-name="Standard"><text:soft-page-break/>ubuntu@ip-172-31-24-120:/etc/mosquitto$ cat mosquitto.conf </text:p>
      <text:p text:style-name="Standard"># Place your local configuration in /etc/mosquitto/conf.d/</text:p>
      <text:p text:style-name="Standard">#</text:p>
      <text:p text:style-name="Standard"># A full description of the configuration file is at</text:p>
      <text:p text:style-name="Standard"># /usr/share/doc/mosquitto/examples/mosquitto.conf.example</text:p>
      <text:p text:style-name="Standard"/>
      <text:p text:style-name="Standard">#pid_file /run/mosquitto/mosquitto.pid</text:p>
      <text:p text:style-name="Standard"/>
      <text:p text:style-name="Standard">persistence true</text:p>
      <text:p text:style-name="Standard">persistence_location /var/lib/mosquitto/</text:p>
      <text:p text:style-name="Standard"/>
      <text:p text:style-name="Standard">log_dest file /var/log/mosquitto/mosquitto.log</text:p>
      <text:p text:style-name="Standard"/>
      <text:p text:style-name="Standard">include_dir /etc/mosquitto/conf.d</text:p>
      <text:p text:style-name="Standard">ubuntu@ip-172-31-24-120:/etc/mosquitto$ ls</text:p>
      <text:p text:style-name="Standard">aclfile.example <text:s/>ca_certificates <text:s/>conf.d <text:s text:c="9"/>pskfile.example</text:p>
      <text:p text:style-name="Standard">allowall.conf <text:s text:c="3"/>certs <text:s text:c="11"/>mosquitto.conf <text:s/>pwfile.example</text:p>
      <text:p text:style-name="Standard">ubuntu@ip-172-31-24-120:/etc/mosquitto$ cat allowall.conf </text:p>
      <text:p text:style-name="Standard">allow_anonymous true</text:p>
      <text:p text:style-name="Standard">listener 1883 0.0.0.0</text:p>
      <text:p text:style-name="Standard">ubuntu@ip-172-31-24-120:/etc/mosquitto$ client_loop: send disconnect: Broken pipe</text:p>
      <text:p text:style-name="Standard">diot@DIOT-PC1:~/Downloads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15:39:59.293140737</meta:creation-date>
    <dc:date>2024-11-21T15:40:27.346374932</dc:date>
    <meta:editing-duration>PT28S</meta:editing-duration>
    <meta:editing-cycles>1</meta:editing-cycles>
    <meta:document-statistic meta:table-count="0" meta:image-count="0" meta:object-count="0" meta:page-count="2" meta:paragraph-count="56" meta:word-count="261" meta:character-count="2792" meta:non-whitespace-character-count="2349"/>
    <meta:generator>LibreOffice/6.4.7.2$Linux_X86_64 LibreOffice_project/40$Build-2</meta:generator>
  </office:meta>
</office:document-meta>
</file>